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 style:list-style-name="L2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b3b3b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-4cm" draw:shadow-offset-y="0cm" draw:shadow-color="#ff8080" draw:shadow-opacity="40%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5.239cm" svg:height="1.355cm" svg:x="0cm" svg:y="0cm" svg:viewBox="0 0 5240 1356" svg:d="M5021 337l-151 469h-3l-151-469h-218l267 710-119 309h209l385-1019zM4167 244v93h-102v152h102v558h199v-558h115v-152h-115v-111c0-40 25-58 59-58h56v-168h-39c-176 0-275 46-275 244zM3913 0c-66 0-116 59-116 117 0 56 50 115 116 115 64 0 116-57 116-117 0-64-56-115-116-115zM3813 1047h200v-710h-200zM3658 133h-199v204h-91v152h91v381c0 153 79 185 209 185 32 0 64-4 96-8v-156c-13 2-24 4-41 4-51 0-65-15-65-47v-359h106v-152h-106zM3032 486c53 0 111 24 115 123l208-8c-10-151-111-283-323-283-216 0-346 153-346 381 0 218 118 367 351 367 191 0 285-113 315-269l-195-7c-11 69-50 116-126 116-104 0-137-105-137-199 0-91 15-221 138-221zM2132 621c11-80 63-151 167-151 95 0 148 82 155 151zM2289 318c-215 0-364 146-364 375 0 227 149 373 364 373 167 0 297-76 346-221l-194-15c-28 55-82 84-142 84-107 0-158-83-167-166h521v-55c0-229-150-375-364-375zM1804 133h-199v204h-92v152h92v381c0 153 79 185 209 185 32 0 64-4 95-8v-156c-12 2-23 4-40 4-51 0-65-15-65-47v-359h105v-152h-105zM993 621c11-80 62-151 166-151 95 0 148 82 155 151zM1149 318c-214 0-364 146-364 375 0 227 150 373 364 373 168 0 298-76 346-221l-193-15c-28 55-82 84-143 84-107 0-158-83-166-166h520v-55c0-229-149-375-364-375zM388 906c-118 0-180-98-180-210 0-108 59-210 174-210 125 0 183 101 183 207 0 119-64 213-177 213zM558 434h-3c-66-87-134-116-226-116-204 0-329 175-329 372 0 198 134 376 332 376 92 0 175-34 231-119h3v100h191v-1039h-199z">
          <text:p/>
        </draw:path>
        <draw:custom-shape draw:style-name="gr2" draw:text-style-name="P2" draw:layer="layout" svg:width="14.478cm" svg:height="3.846cm" svg:x="-4.318cm" svg:y="-1.814cm">
          <text:p text:style-name="P1"><text:span text:style-name="T1">Exodus</text:span></text:p>
          <text:p text:style-name="P1"><text:span text:style-name="T1"/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256cm" fo:page-height="1.3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7T01:44:09.553483030</dc:date>
    <meta:document-statistic meta:object-count="2"/>
    <meta:generator>LibreOffice/4.2.8.2$Linux_X86_64 LibreOffice_project/420m0$Build-2</meta:generator>
  </office:meta>
</office:document-meta>
</file>